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16.45pt"/>
    </style:style>
    <style:style style:name="co9" style:family="table-column">
      <style:table-column-properties fo:break-before="auto" style:column-width="151.54pt"/>
    </style:style>
    <style:style style:name="co10" style:family="table-column">
      <style:table-column-properties fo:break-before="auto" style:column-width="178.24pt"/>
    </style:style>
    <style:style style:name="co11" style:family="table-column">
      <style:table-column-properties fo:break-before="auto" style:column-width="160.7pt"/>
    </style:style>
    <style:style style:name="co12" style:family="table-column">
      <style:table-column-properties fo:break-before="auto" style:column-width="426.1pt"/>
    </style:style>
    <style:style style:name="co13" style:family="table-column">
      <style:table-column-properties fo:break-before="auto" style:column-width="111.54pt"/>
    </style:style>
    <style:style style:name="co14" style:family="table-column">
      <style:table-column-properties fo:break-before="auto" style:column-width="98.96pt"/>
    </style:style>
    <style:style style:name="co15" style:family="table-column">
      <style:table-column-properties fo:break-before="auto" style:column-width="108.74pt"/>
    </style:style>
    <style:style style:name="co16" style:family="table-column">
      <style:table-column-properties fo:break-before="auto" style:column-width="117.16pt"/>
    </style:style>
    <style:style style:name="co17" style:family="table-column">
      <style:table-column-properties fo:break-before="auto" style:column-width="126.31pt"/>
    </style:style>
    <style:style style:name="co18" style:family="table-column">
      <style:table-column-properties fo:break-before="auto" style:column-width="783.16pt"/>
    </style:style>
    <style:style style:name="co19" style:family="table-column">
      <style:table-column-properties fo:break-before="auto" style:column-width="425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General Analy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Fluxish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Lightness (Corrected)</text:p>
          </table:table-cell>
          <table:table-cell table:style-name="ce1" office:value-type="string" calcext:value-type="string">
            <text:p>OK Reflection</text:p>
          </table:table-cell>
          <table:table-cell table:style-name="ce1" office:value-type="string" calcext:value-type="string">
            <text:p>OK Eye Width</text:p>
          </table:table-cell>
          <table:table-cell table:style-name="ce1" office:value-type="string" calcext:value-type="string">
            <text:p>OK Stacking</text:p>
          </table:table-cell>
          <table:table-cell table:style-name="ce1" office:value-type="string" calcext:value-type="string">
            <text:p>Flag – Misc</text:p>
          </table:table-cell>
          <table:table-cell table:style-name="ce1" office:value-type="string" calcext:value-type="string">
            <text:p>Eye Brightness Diff</text:p>
          </table:table-cell>
          <table:table-cell table:style-name="ce1" office:value-type="string" calcext:value-type="string">
            <text:p>Flag – Visual Clipping</text:p>
          </table:table-cell>
          <table:table-cell table:style-name="ce1" office:value-type="string" calcext:value-type="string">
            <text:p>Flag – Visual Clipping Extre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84" calcext:value-type="float">
            <text:p>0.4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5" calcext:value-type="float">
            <text:p>0.48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9" calcext:value-type="float">
            <text:p>0.46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59" calcext:value-type="float">
            <text:p>0.559</text:p>
          </table:table-cell>
          <table:table-cell table:number-columns-repeated="5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office:value-type="float" office:value="0.269" calcext:value-type="float">
            <text:p>0.269</text:p>
          </table:table-cell>
          <table:table-cell office:value-type="float" office:value="0.448" calcext:value-type="float">
            <text:p>0.44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9" calcext:value-type="float">
            <text:p>0.469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6" calcext:value-type="float">
            <text:p>0.6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37" calcext:value-type="float">
            <text:p>0.23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Upside Down…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36" calcext:value-type="float">
            <text:p>0.5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87" calcext:value-type="float">
            <text:p>0.5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603" calcext:value-type="float">
            <text:p>0.603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1" calcext:value-type="float">
            <text:p>0.781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8" calcext:value-type="float">
            <text:p>0.78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633" calcext:value-type="float">
            <text:p>0.633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7" calcext:value-type="float">
            <text:p>0.57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6" calcext:value-type="float">
            <text:p>0.61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3" calcext:value-type="float">
            <text:p>0.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635" calcext:value-type="float">
            <text:p>0.63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56" calcext:value-type="float">
            <text:p>0.7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59" calcext:value-type="float">
            <text:p>0.5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9" calcext:value-type="float">
            <text:p>0.63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622" calcext:value-type="float">
            <text:p>0.62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632" calcext:value-type="float">
            <text:p>0.63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9" calcext:value-type="float">
            <text:p>0.69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8" calcext:value-type="float">
            <text:p>0.6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23" calcext:value-type="float">
            <text:p>0.6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2" calcext:value-type="float">
            <text:p>0.8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618" calcext:value-type="float">
            <text:p>0.6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44" calcext:value-type="float">
            <text:p>0.5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is dim, Selected Area is too sma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44" calcext:value-type="float">
            <text:p>0.544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could be better. Pretty clo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" calcext:value-type="float">
            <text:p>0.24</text:p>
          </table:table-cell>
          <table:table-cell office:value-type="float" office:value="0.527" calcext:value-type="float">
            <text:p>0.5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Very Blue. Eye Width is slightly off. Reflection BB is slightly off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6" calcext:value-type="float">
            <text:p>0.64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not found correctly. Reflection BB is slightly off (check half flash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629" calcext:value-type="float">
            <text:p>0.6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is Slightly off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4" calcext:value-type="float">
            <text:p>0.6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79" calcext:value-type="float">
            <text:p>1.0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" calcext:value-type="float">
            <text:p>0.52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95" calcext:value-type="float">
            <text:p>0.89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86" calcext:value-type="float">
            <text:p>0.486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miiight be off. Could be full flash light bleed though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12" calcext:value-type="float">
            <text:p>0.612</text:p>
          </table:table-cell>
          <table:table-cell office:value-type="float" office:value="0.27" calcext:value-type="float">
            <text:p>0.27</text:p>
          </table:table-cell>
          <table:table-cell office:value-type="float" office:value="0.527" calcext:value-type="float">
            <text:p>0.5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Reflection BB might be slight off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793" calcext:value-type="float">
            <text:p>1.793</text:p>
          </table:table-cell>
          <table:table-cell office:value-type="float" office:value="0.32" calcext:value-type="float">
            <text:p>0.32</text:p>
          </table:table-cell>
          <table:table-cell office:value-type="float" office:value="0.351" calcext:value-type="float">
            <text:p>0.3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far off on both. Reflection BB good on lef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44" calcext:value-type="float">
            <text:p>1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7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and Eye width are far off on both. Looks like full eye BB might be off on left ey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1" calcext:value-type="float">
            <text:p>0.991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8" calcext:value-type="float">
            <text:p>0.528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446" calcext:value-type="float">
            <text:p>0.44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75" calcext:value-type="float">
            <text:p>0.1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473" calcext:value-type="float">
            <text:p>0.4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is too small on left ey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75" calcext:value-type="float">
            <text:p>0.47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47" calcext:value-type="float">
            <text:p>0.4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ight eye width is not found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77" calcext:value-type="float">
            <text:p>0.477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48" calcext:value-type="float">
            <text:p>0.9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" calcext:value-type="float">
            <text:p>0.3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2" calcext:value-type="float">
            <text:p>0.992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09" calcext:value-type="float">
            <text:p>0.309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292" calcext:value-type="float">
            <text:p>0.292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and Reflection BB far off on both (BLUE ISH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Very Blue. Eye Width way off. Left Eye Reflection way off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72" calcext:value-type="float">
            <text:p>0.57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58" calcext:value-type="float">
            <text:p>0.45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maybe blueish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485" calcext:value-type="float">
            <text:p>0.48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ye Width pretty far off on both ey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01" calcext:value-type="float">
            <text:p>0.6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476" calcext:value-type="float">
            <text:p>0.476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6" calcext:value-type="float">
            <text:p>0.5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, very minor Reflection BB issue on left eye (Check half flash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97" calcext:value-type="float">
            <text:p>0.59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8" calcext:value-type="float">
            <text:p>0.46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Could Be better (still ok enough… barely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/>
          <table:table-cell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1"/>
          <table:table-cell table:style-name="ce2" office:value-type="boolean" office:boolean-value="false" calcext:value-type="boolean">
            <text:p>FALSE</text:p>
          </table:table-cell>
          <table:table-cell/>
        </table:table-row>
      </table:table>
      <table:table table:name="Luminance VS Fluxish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High/Low</text:p>
          </table:table-cell>
          <table:table-cell table:style-name="ce1" office:value-type="string" calcext:value-type="string">
            <text:p>Fluxish Focus</text:p>
          </table:table-cell>
          <table:table-cell table:style-name="ce1" office:value-type="string" calcext:value-type="string">
            <text:p>Luminance Focus</text:p>
          </table:table-cell>
          <table:table-cell table:style-name="ce1" office:value-type="string" calcext:value-type="string">
            <text:p>Fluxish Secondary</text:p>
          </table:table-cell>
          <table:table-cell table:style-name="ce1" office:value-type="string" calcext:value-type="string">
            <text:p>Luminance Secondary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GUESS</text:p>
          </table:table-cell>
          <table:table-cell table:style-name="ce1"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IGH</text:p>
          </table:table-cell>
          <table:table-cell office:value-type="float" office:value="0.3998" calcext:value-type="float">
            <text:p>0.3998</text:p>
          </table:table-cell>
          <table:table-cell office:value-type="float" office:value="90.514" calcext:value-type="float">
            <text:p>90.514</text:p>
          </table:table-cell>
          <table:table-cell office:value-type="float" office:value="0.5581" calcext:value-type="float">
            <text:p>0.5581</text:p>
          </table:table-cell>
          <table:table-cell office:value-type="float" office:value="90.3095" calcext:value-type="float">
            <text:p>90.3095</text:p>
          </table:table-cell>
          <table:table-cell office:value-type="string" calcext:value-type="string">
            <text:p>Strong Illumination. Serious clipping in cheeks. Left Reflection slightly higher than right. Mostly at top half...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IGH</text:p>
          </table:table-cell>
          <table:table-cell office:value-type="float" office:value="0.3818" calcext:value-type="float">
            <text:p>0.3818</text:p>
          </table:table-cell>
          <table:table-cell office:value-type="float" office:value="90.8831" calcext:value-type="float">
            <text:p>90.8831</text:p>
          </table:table-cell>
          <table:table-cell office:value-type="float" office:value="0.4937" calcext:value-type="float">
            <text:p>0.4937</text:p>
          </table:table-cell>
          <table:table-cell office:value-type="float" office:value="87.152" calcext:value-type="float">
            <text:p>87.152</text:p>
          </table:table-cell>
          <table:table-cell office:value-type="string" calcext:value-type="string">
            <text:p>Strong Illumination. Serious clipping in cheeks. Left Reflection slightly higher than right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IGH</text:p>
          </table:table-cell>
          <table:table-cell office:value-type="float" office:value="0.2779" calcext:value-type="float">
            <text:p>0.2779</text:p>
          </table:table-cell>
          <table:table-cell office:value-type="float" office:value="76.3686" calcext:value-type="float">
            <text:p>76.3686</text:p>
          </table:table-cell>
          <table:table-cell office:value-type="float" office:value="0.5753" calcext:value-type="float">
            <text:p>0.5753</text:p>
          </table:table-cell>
          <table:table-cell office:value-type="float" office:value="85.0001" calcext:value-type="float">
            <text:p>85.0001</text:p>
          </table:table-cell>
          <table:table-cell office:value-type="string" calcext:value-type="string">
            <text:p>Strong Illumination. Clipping out of bounds of sample area. Uneven Lighting… Some clipping in cheeks. Left Reflection Much higher than right. Different Color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IGH</text:p>
          </table:table-cell>
          <table:table-cell office:value-type="float" office:value="0.2636" calcext:value-type="float">
            <text:p>0.2636</text:p>
          </table:table-cell>
          <table:table-cell office:value-type="float" office:value="75.7056" calcext:value-type="float">
            <text:p>75.7056</text:p>
          </table:table-cell>
          <table:table-cell office:value-type="float" office:value="0.3236" calcext:value-type="float">
            <text:p>0.3236</text:p>
          </table:table-cell>
          <table:table-cell office:value-type="float" office:value="72.5527" calcext:value-type="float">
            <text:p>72.5527</text:p>
          </table:table-cell>
          <table:table-cell office:value-type="string" calcext:value-type="string">
            <text:p>Strong Illumination. Serious Clipping in Cheeks. Reflection Extraction not totally perfect. Reflections look about the same luminance. Strong Blue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IGH</text:p>
          </table:table-cell>
          <table:table-cell office:value-type="float" office:value="0.271" calcext:value-type="float">
            <text:p>0.271</text:p>
          </table:table-cell>
          <table:table-cell office:value-type="float" office:value="75.4533" calcext:value-type="float">
            <text:p>75.4533</text:p>
          </table:table-cell>
          <table:table-cell office:value-type="float" office:value="0.3502" calcext:value-type="float">
            <text:p>0.3502</text:p>
          </table:table-cell>
          <table:table-cell office:value-type="float" office:value="71.6513" calcext:value-type="float">
            <text:p>71.6513</text:p>
          </table:table-cell>
          <table:table-cell office:value-type="string" calcext:value-type="string">
            <text:p>Strong Illumination. Serious Clipping in Cheeks. Reflection Extraction not totally perfect. Reflections look about the same luminance. Strong Blue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OW</text:p>
          </table:table-cell>
          <table:table-cell office:value-type="float" office:value="0.4722" calcext:value-type="float">
            <text:p>0.4722</text:p>
          </table:table-cell>
          <table:table-cell office:value-type="float" office:value="62.2461" calcext:value-type="float">
            <text:p>62.2461</text:p>
          </table:table-cell>
          <table:table-cell office:value-type="float" office:value="0.3695" calcext:value-type="float">
            <text:p>0.3695</text:p>
          </table:table-cell>
          <table:table-cell office:value-type="float" office:value="63.2692" calcext:value-type="float">
            <text:p>63.2692</text:p>
          </table:table-cell>
          <table:table-cell office:value-type="string" calcext:value-type="string">
            <text:p>Strong Illumination. Serious Clipping in Cheeks. Uneven lighting. Reflection Extraction not perfect</text:p>
          </table:table-cell>
          <table:table-cell office:value-type="string" calcext:value-type="string">
            <text:p>Probably caused by inaccurate reflection extraction in left eye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OW</text:p>
          </table:table-cell>
          <table:table-cell office:value-type="float" office:value="0.2306" calcext:value-type="float">
            <text:p>0.2306</text:p>
          </table:table-cell>
          <table:table-cell office:value-type="float" office:value="32.4182" calcext:value-type="float">
            <text:p>32.4182</text:p>
          </table:table-cell>
          <table:table-cell office:value-type="float" office:value="0.1919" calcext:value-type="float">
            <text:p>0.1919</text:p>
          </table:table-cell>
          <table:table-cell office:value-type="float" office:value="34.5786" calcext:value-type="float">
            <text:p>34.5786</text:p>
          </table:table-cell>
          <table:table-cell office:value-type="string" calcext:value-type="string">
            <text:p>Serious Clipping in cheeks. Uneven lighting. Extraction not totally perfect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OW</text:p>
          </table:table-cell>
          <table:table-cell office:value-type="float" office:value="0.2253" calcext:value-type="float">
            <text:p>0.2253</text:p>
          </table:table-cell>
          <table:table-cell office:value-type="float" office:value="32.705" calcext:value-type="float">
            <text:p>32.705</text:p>
          </table:table-cell>
          <table:table-cell office:value-type="float" office:value="0.2521" calcext:value-type="float">
            <text:p>0.2521</text:p>
          </table:table-cell>
          <table:table-cell office:value-type="float" office:value="33.8862" calcext:value-type="float">
            <text:p>33.8862</text:p>
          </table:table-cell>
          <table:table-cell office:value-type="string" calcext:value-type="string">
            <text:p>Weak Illumination. Serious Clipping. Uneven Lighting. Reflection Extraction Not totally perfect. Very different eye reflections. 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OW</text:p>
          </table:table-cell>
          <table:table-cell office:value-type="float" office:value="0.2781" calcext:value-type="float">
            <text:p>0.2781</text:p>
          </table:table-cell>
          <table:table-cell office:value-type="float" office:value="31.1257" calcext:value-type="float">
            <text:p>31.1257</text:p>
          </table:table-cell>
          <table:table-cell office:value-type="float" office:value="0.1828" calcext:value-type="float">
            <text:p>0.1828</text:p>
          </table:table-cell>
          <table:table-cell office:value-type="float" office:value="26.9847" calcext:value-type="float">
            <text:p>26.9847</text:p>
          </table:table-cell>
          <table:table-cell office:value-type="string" calcext:value-type="string">
            <text:p>Bad Reflection Extraction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General Analysis'.A1:'General Analysis'.M1048576" table:orientation="column">
          <table:filter>
            <table:filter-and>
              <table:filter-condition table:field-number="1" table:data-type="number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08:21:47.980518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2:49:00.363296145</meta:creation-date>
    <meta:generator>LibreOffice/6.0.3.2$Linux_X86_64 LibreOffice_project/00m0$Build-2</meta:generator>
    <dc:date>2019-01-16T15:03:11.867311290</dc:date>
    <meta:editing-duration>PT7H46M40S</meta:editing-duration>
    <meta:editing-cycles>7</meta:editing-cycles>
    <meta:document-statistic meta:table-count="2" meta:cell-count="824" meta:object-count="0"/>
  </office:meta>
</office:document-meta>
</file>